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fd7d" officeooo:paragraph-rsid="0014fd7d"/>
    </style:style>
    <style:style style:name="P2" style:family="paragraph" style:parent-style-name="Text_20_body">
      <style:paragraph-properties fo:padding="0.049cm" fo:border="0.06pt solid #393e40"/>
    </style:style>
    <style:style style:name="P3" style:family="paragraph" style:parent-style-name="Text_20_body" style:list-style-name="L1">
      <style:paragraph-properties fo:padding="0.049cm" fo:border="0.06pt solid #393e40"/>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aptive breeding and release programmes are conservation techniques that involve the breeding of endangered or threatened species in captivity with the aim of releasing them into the wild. These programmes have the potential to increase the population of endangered species and promote biodiversity conservation. However, the success of these programmes depends on how they are managed. Below are some strategies that can be used to manage captive breeding and release programmes to increase their success:</text:p>
      <text:list text:style-name="L1">
        <text:list-item>
          <text:p text:style-name="P3">Choose appropriate individuals for breeding: The success of captive breeding programmes depends on the genetic diversity of the captive population. Selecting individuals with the appropriate genetic traits can increase the likelihood of successful breeding and the health of offspring. Therefore, it is important to consider the genetic compatibility of the individuals chosen for breeding.</text:p>
        </text:list-item>
        <text:list-item>
          <text:p text:style-name="P3">Monitor the health of the captive population: The health of the captive population is critical to the success of the programme. Regular veterinary checks, disease screening, and preventative measures should be put in place to ensure the health of the captive population.</text:p>
        </text:list-item>
        <text:list-item>
          <text:p text:style-name="P3">Implement a breeding program: To ensure a successful breeding program, it is important to have a well-designed breeding program. This can include selecting breeding pairs based on genetic compatibility, carefully monitoring mating, and providing the necessary environmental conditions for successful breeding.</text:p>
        </text:list-item>
        <text:list-item>
          <text:p text:style-name="P3">Use pre-release training: Pre-release training is critical for the success of release programs. It is important to train animals for skills they will need to survive in the wild, such as finding food and avoiding predators.</text:p>
        </text:list-item>
        <text:list-item>
          <text:p text:style-name="P3">Release in appropriate areas: Releasing animals into appropriate habitats is important for their survival. Release areas should be carefully selected to ensure that they are suitable for the species being released, with adequate food, water, shelter, and protection from predators.</text:p>
        </text:list-item>
        <text:list-item>
          <text:p text:style-name="P3">Monitor post-release survival: Monitoring the success of released animals is important for evaluating the success of the program. Regular monitoring can help identify potential issues and ensure the long-term survival of released animals.</text:p>
        </text:list-item>
        <text:list-item>
          <text:p text:style-name="P3">Use public education and outreach: Public education and outreach can increase awareness about the importance of captive breeding and release programs, and the role of the public in conserving endangered species. This can also help promote support for the program and increase public involvement in conservation efforts.</text:p>
        </text:list-item>
      </text:list>
      <text:p text:style-name="P2">In summary, captive breeding and release programs can be managed for increased success by carefully selecting individuals for breeding, monitoring the health of the captive population, implementing a breeding program, providing pre-release training, releasing in appropriate areas, monitoring post-release survival, and using public education and outreach.</text:p>
      <text:p text:style-name="Standard"/>
      <text:p text:style-name="Standard"/>
      <text:p text:style-name="P1">Captive breeding and release programs are conservation techniques that aim to help endangered species to breed before releasing them into the natural world. These programs are often very successful at increasing the population of endangered species however the effectiveness of these programs rely heavily on the management techniques used throughout the process.</text:p>
      <text:p text:style-name="P1"><text:soft-page-break/>One key issue that needs to be addressed is the genetic diversity of the individuals chosen. Ideally individuals with a high genetic diversity should be chosen to help widen the gene pool. If the gene pool is too small the animals get ‘fucked’ and die quicker. Desired charactoristics should also be taken into account in order to </text:p>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0:27:20.330132498</meta:creation-date>
    <meta:generator>LibreOffice/7.4.5.1$Linux_X86_64 LibreOffice_project/40$Build-1</meta:generator>
    <dc:date>2023-02-16T13:45:27.609119370</dc:date>
    <meta:editing-duration>PT3H18M9S</meta:editing-duration>
    <meta:editing-cycles>1</meta:editing-cycles>
    <meta:document-statistic meta:table-count="0" meta:image-count="0" meta:object-count="0" meta:page-count="2" meta:paragraph-count="11" meta:word-count="530" meta:character-count="3600" meta:non-whitespace-character-count="3087"/>
  </office:meta>
</office:document-meta>
</file>